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C70000007B7993FF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076cm"/>
    </style:style>
    <style:style style:name="gr5" style:family="graphic" style:parent-style-name="standard">
      <style:graphic-properties draw:stroke="none" draw:fill="none" fo:min-height="0.856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fo:min-height="11.432cm"/>
    </style:style>
    <style:style style:name="pr2" style:family="presentation" style:parent-style-name="Titel1-title">
      <style:graphic-properties fo:min-height="4.997cm"/>
    </style:style>
    <style:style style:name="pr3" style:family="presentation" style:parent-style-name="Titel1-outline1">
      <style:graphic-properties fo:min-height="8.435cm"/>
    </style:style>
    <style:style style:name="pr4" style:family="presentation" style:parent-style-name="Titel1-notes">
      <style:graphic-properties draw:fill-color="#ffffff" fo:min-height="11.422cm"/>
    </style:style>
    <style:style style:name="pr5" style:family="presentation" style:parent-style-name="Standard-title">
      <style:graphic-properties fo:min-height="2.053cm"/>
    </style:style>
    <style:style style:name="pr6" style:family="presentation" style:parent-style-name="Standard-outline1">
      <style:graphic-properties fo:min-height="13.743cm"/>
    </style:style>
    <style:style style:name="pr7" style:family="presentation" style:parent-style-name="Standard-notes">
      <style:graphic-properties draw:fill-color="#ffffff" fo:min-height="11.422cm"/>
    </style:style>
    <style:style style:name="pr8" style:family="presentation" style:parent-style-name="Standard-title">
      <style:graphic-properties draw:auto-grow-height="true" fo:min-height="2.053cm"/>
    </style:style>
    <style:style style:name="pr9" style:family="presentation" style:parent-style-name="Standard-outline1">
      <style:graphic-properties fo:min-height="8.435cm"/>
    </style:style>
    <style:style style:name="pr10" style:family="presentation" style:parent-style-name="Standard-notes">
      <style:graphic-properties draw:fill-color="#ffffff" draw:auto-grow-height="true" fo:min-height="11.422cm"/>
    </style:style>
    <style:style style:name="pr11" style:family="presentation" style:parent-style-name="Standard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line-height="101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21%" fo:text-indent="0cm" style:punctuation-wrap="hanging" style:line-break="strict"/>
    </style:style>
    <style:style style:name="P4" style:family="paragraph">
      <style:paragraph-properties fo:margin-left="0cm" fo:margin-right="0cm" fo:line-height="95%" fo:text-align="end" fo:text-indent="0cm" style:punctuation-wrap="hanging" style:line-break="stric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style:paragraph-properties fo:margin-left="0cm" fo:margin-right="0cm" fo:line-height="101%" fo:text-align="center" fo:text-indent="0cm" style:punctuation-wrap="hanging" style:line-break="strict"/>
    </style:style>
    <style:style style:name="T1" style:family="text">
      <style:text-properties fo:color="#000000" fo:font-family="Calibri" style:font-family-generic="swiss" style:font-pitch="variable" fo:font-size="32pt" fo:language="de" fo:country="DE" fo:font-weight="bold" style:font-size-asian="32pt" style:font-weight-asian="bold" style:font-size-complex="32pt" style:font-weight-complex="bold"/>
    </style:style>
    <style:style style:name="T2" style:family="text">
      <style:text-properties fo:color="#000000" fo:font-family="Calibri" style:font-family-generic="swiss" style:font-pitch="variable" fo:font-size="18pt" fo:language="de" fo:country="DE" fo:font-weight="bold" style:font-family-asian="'ＭＳ Ｐゴシック'" style:font-family-generic-asian="swiss" style:font-pitch-asian="variable" style:font-size-asian="18pt" style:font-weight-asian="bold" style:font-family-complex="'ＭＳ Ｐゴシック'" style:font-family-generic-complex="swiss" style:font-pitch-complex="variable" style:font-size-complex="18pt" style:font-weight-complex="bold"/>
    </style:style>
    <style:style style:name="T3" style:family="text">
      <style:text-properties fo:color="#000000" fo:font-family="Calibri" style:font-family-generic="swiss" style:font-pitch="variable" fo:font-size="16pt" fo:language="de" fo:country="DE" fo:font-weight="bold" style:font-family-asian="'ＭＳ Ｐゴシック'" style:font-family-generic-asian="swiss" style:font-pitch-asian="variable" style:font-size-asian="16pt" style:font-weight-asian="bold" style:font-family-complex="'ＭＳ Ｐゴシック'" style:font-family-generic-complex="swiss" style:font-pitch-complex="variable" style:font-size-complex="16pt" style:font-weight-complex="bold"/>
    </style:style>
    <style:style style:name="T4" style:family="text">
      <style:text-properties fo:color="#000000" fo:font-family="Calibri" style:font-family-generic="swiss" style:font-pitch="variable" fo:font-size="16pt" fo:language="de" fo:country="DE" style:font-family-asian="'ＭＳ Ｐゴシック'" style:font-family-generic-asian="swiss" style:font-pitch-asian="variable" style:font-size-asian="16pt" style:font-family-complex="'ＭＳ Ｐゴシック'" style:font-family-generic-complex="swiss" style:font-pitch-complex="variable" style:font-size-complex="16pt"/>
    </style:style>
    <style:style style:name="T5" style:family="text">
      <style:text-properties fo:color="#000000" fo:font-family="'Times New Roman'" style:font-family-generic="roman" style:font-pitch="variable" fo:font-size="12pt" fo:language="de" fo:country="DE" style:font-size-asian="12pt" style:font-size-complex="1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33507c" fo:font-size="10pt" fo:language="de" fo:country="DE" style:font-size-asian="10pt" style:font-size-complex="10pt"/>
    </style:style>
    <style:style style:name="T10" style:family="text">
      <style:text-properties fo:color="#000000" fo:font-family="Calibri" style:font-family-generic="swiss" style:font-pitch="variable" fo:font-size="48pt" fo:language="de" fo:country="DE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507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0.109cm" svg:height="4.45cm" svg:x="1.693cm" svg:y="4.017cm">
          <text:p text:style-name="P1"><text:span text:style-name="T1">Anwendungssysteme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109cm" svg:height="7.051cm" svg:x="1.693cm" svg:y="8.89cm">
          <text:list text:style-name="L1">
            <text:list-header>
              <text:p text:style-name="P3"><text:span text:style-name="T2">Zusammenfassung zur</text:span></text:p>
            </text:list-header>
            <text:list-item>
              <text:p text:style-name="P3"><text:span text:style-name="T2">Klausurvorbereitung</text:span></text:p>
              <text:p text:style-name="P3"><text:span text:style-name="T2"/></text:p>
              <text:p text:style-name="P3"><text:span text:style-name="T3"/></text:p>
              <text:p text:style-name="P3"><text:span text:style-name="T3"/></text:p>
              <text:p text:style-name="P3"><text:span text:style-name="T4">Datum: 21.03.2013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25cm" svg:height="1.265cm" svg:x="10.791cm" svg:y="24.126cm">
            <text:list text:style-name="L1">
              <text:list-header>
                <text:p text:style-name="P4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>
          <draw:text-box>
            <text:p>Teil 1: Einführung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2" presentation:class="page"/>
          <draw:frame presentation:style-name="pr4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<text:span text:style-name="T6">Verfügungswissen</text:span></text:p>
          </draw:text-box>
        </draw:frame>
        <draw:frame presentation:style-name="pr6" draw:layer="layout" svg:width="22.49cm" svg:height="13.993cm" svg:x="1.499cm" svg:y="3.497cm" presentation:class="outline" presentation:placeholder="true" presentation:user-transformed="true">
          <draw:text-box/>
        </draw:frame>
        <draw:frame draw:style-name="gr4" draw:layer="layout" svg:width="15.546cm" svg:height="2.326cm" svg:x="4.971cm" svg:y="8.414cm">
          <draw:text-box>
            <text:p>Wissen zur Lösung konkreter </text:p>
            <text:p>sachlicher / technischer Probleme</text:p>
          </draw:text-box>
        </draw:frame>
        <presentation:notes draw:style-name="dp2">
          <draw:page-thumbnail draw:style-name="gr3" draw:layer="layout" svg:width="12.691cm" svg:height="9.517cm" svg:x="3.174cm" svg:y="1.905cm" draw:page-number="3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Orientierungswissen<text:tab/>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Wissen das zur Abschätzung von Wirkungen bei der Lösung technischer Probleme entstehen.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7">Grundsatz</text:span>: Auswirkungen und technische Fragen sind nicht von einander trennbar.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4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Technikfolgenabschätzung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In einem erste Schritt wird, um eine Technologie zu beurteilen, eine <text:span text:style-name="T7">Technikfolgenabschätzung</text:span> gemacht.</text:p>
              </text:list-item>
              <text:list-item>
                <text:p/>
              </text:list-item>
              <text:list-item>
                <text:p>→ Diese versucht nur Folgen und Wirkungen des Einsatzes einer Technologie aufzuzeigen</text:p>
              </text:list-item>
              <text:list-item>
                <text:p/>
              </text:list-item>
              <text:list-item>
                <text:p>→ KEINE Bewertung <text:s/>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5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6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>
          <draw:text-box>
            <text:p>Teil 2: Computer und Globalisierung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6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14.993cm" svg:height="2.053cm" svg:x="1.498cm" svg:y="0.219cm" presentation:class="title" presentation:user-transformed="true">
          <draw:text-box>
            <text:p>Globalisierung</text:p>
          </draw:text-box>
        </draw:frame>
        <draw:frame presentation:style-name="pr9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<text:span text:style-name="T7">Globalisierung</text:span>: ein Anstieg der Beziehungen zwischen Gesellschafte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→ Technologie ist Grundlage für Globalisierung</text:p>
              </text:list-item>
              <text:list-item>
                <text:p/>
              </text:list-item>
              <text:list-item>
                <text:p>→ Technologie beschleunigt Globalisierung 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7" presentation:class="page"/>
          <draw:frame presentation:style-name="pr10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Grundbegriffe: VWL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<text:span text:style-name="T7">Kapital</text:span>: ist Geld das fest in eine Wirtschaftstätigkeit gebunden ist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7">Mehrwert</text:span>: ist das nützliche Ergebnis einer Wirtschaftstätigkeit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7">BIP</text:span>: Summe aller Werte aller Güter und Dienstleistungen die in einem Land produziert werde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8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Globalisierung und Computerisierung</text:p>
          </draw:text-box>
        </draw:frame>
        <draw:frame presentation:style-name="pr6" draw:text-style-name="P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><text:span text:style-name="T7">Computerisierung</text:span> erhöht Produktivität und </text:p>
              </text:list-item>
              <text:list-item>
                <text:p text:style-name="P6">ermöglicht / beschleunigt die Globalisierung.</text:p>
              </text:list-item>
              <text:list-item>
                <text:p text:style-name="P6"/>
              </text:list-item>
              <text:list-item>
                <text:p text:style-name="P6"><text:s/><text:span text:style-name="T7">Computerisierung</text:span> verändert die Randbedienungen des Wirtschaftens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9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>
          <draw:text-box>
            <text:p>Teil 3: Werkzeuge und soziale Systeme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10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Sozio-technische Systeme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Um die Auswirkungen einer Technologie zu verstehen ist es wichtig neben den technischen Fakten das soziale Umfeld zu verstehen.</text:p>
              </text:list-item>
              <text:list-item>
                <text:p/>
              </text:list-item>
              <text:list-item>
                <text:p/>
              </text:list-item>
              <text:list-item>
                <text:p>Beides zusammen ist ein <text:span text:style-name="T7">sozio-technisches System</text:span>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11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Wirkungen<text:tab/>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2 Fragen:</text:p>
              </text:list-item>
              <text:list-item>
                <text:p/>
              </text:list-item>
              <text:list-item>
                <text:p/>
              </text:list-item>
              <text:list-item>
                <text:p>- sind die behaupteten Auswirkungen wahrscheinlich?</text:p>
              </text:list-item>
              <text:list-item>
                <text:p/>
              </text:list-item>
              <text:list-item>
                <text:p/>
              </text:list-item>
              <text:list-item>
                <text:p>- sind unerwünschte Nebenwirkungen zu erwarten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12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>
          <draw:text-box>
            <text:p>Teil 4: Techniksoziologie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13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Code is Law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Von Lawrence Lessing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ussage: Software gestaltet Gesellschaft in ähnlicher weise wie das Gesetzte tun, sie sind aber nicht demokratisch legitimiert.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14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Die Brücken des R. Moses</text:p>
          </draw:text-box>
        </draw:frame>
        <draw:frame presentation:style-name="pr6" draw:layer="layout" svg:width="22.49cm" svg:height="13.993cm" svg:x="1.499cm" svg:y="3.497cm" presentation:class="outline">
          <draw:text-box>
            <text:list text:style-name="L1">
              <text:list-item>
                <text:p>Bsp. Aus Code is Law. </text:p>
              </text:list-item>
              <text:list-item>
                <text:p/>
              </text:list-item>
              <text:list-item>
                <text:p/>
              </text:list-item>
              <text:list-item>
                <text:p>These: niedrige Brücken verhindern das Busse ans Meer kommen. Somit wird eine Bevölkerungsgruppe systematische diskriminiert. (→ systematischer Rassismus)</text:p>
              </text:list-item>
              <text:list-item>
                <text:p/>
              </text:list-item>
              <text:list-item>
                <text:p>→ Nachforschen der These: Falsche Schlüsse; Aus eigenem Interesse gezogen</text:p>
              </text:list-item>
              <text:list-item>
                <text:p/>
              </text:list-item>
              <text:list-item>
                <text:p>→ <text:span text:style-name="T7">Technische Entscheidungen bringen soziale Wirkung mit sich </text:span>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15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 presentation:user-transformed="true">
          <draw:text-box>
            <text:p>Teil 5: Risiken bei Informationssystemen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16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Definitionen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Safty (Sicherheit) : Zustand des Geschützt seien vor Unfällen</text:p>
              </text:list-item>
              <text:list-item>
                <text:p/>
              </text:list-item>
              <text:list-item>
                <text:p>Reliability (Zuverlässigkeit): Funktionieren eines Systems gemäß den Spezifikationenen unter allen Bedingungen.</text:p>
              </text:list-item>
              <text:list-item>
                <text:p><text:s/></text:p>
              </text:list-item>
              <text:list-item>
                <text:p>Robustness (Robustheit) : Fähigkeit des Systeme auch unter unerwarteten Unfällen weiter zu arbeite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17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Probleme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Bsp: Erdbeben Simulation von 1979 </text:p>
              </text:list-item>
            </text:list>
            <text:list text:style-name="L3">
              <text:list-item>
                <text:list>
                  <text:list-header>
                    <text:p>Fehler war das sum(k_n) berechnet wurde anstelle von sum( | k_n | )</text:p>
                  </text:list-header>
                  <text:list-item>
                    <text:p/>
                    <text:p/>
                  </text:list-item>
                  <text:list-item>
                    <text:p>→ Aus diesem Grund mussten 5 Atomkraftwerke abgeschaltet werden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→ Darf man Entscheidungen auf Simulationen basieren lassen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18" presentation:class="page"/>
          <draw:frame presentation:style-name="pr7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Fehleranalyse<text:tab/></text:p>
          </draw:text-box>
        </draw:frame>
        <draw:frame presentation:style-name="pr6" draw:layer="layout" svg:width="22.49cm" svg:height="13.993cm" svg:x="1.499cm" svg:y="3.497cm" presentation:class="outline">
          <draw:text-box>
            <text:list text:style-name="L1">
              <text:list-item>
                <text:p>Ist sehr schwierig </text:p>
              </text:list-item>
              <text:list-item>
                <text:p/>
              </text:list-item>
              <text:list-item>
                <text:p/>
              </text:list-item>
              <text:list-item>
                <text:p>Gefahrenanalyse durch z.B. Fehlerbaumanalyse</text:p>
              </text:list-item>
              <text:list-item>
                <text:p/>
              </text:list-item>
              <text:list-item>
                <text:p/>
              </text:list-item>
              <text:list-item>
                <text:p>Risiken lassen sich nur beherrschen wenn man das System im Ganzen betrachtet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19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>
          <draw:text-box>
            <text:p>Teil 6: Sicherheit Therac - 25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20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Grundproblem</text:p>
          </draw:text-box>
        </draw:frame>
        <draw:frame presentation:style-name="pr6" draw:layer="layout" svg:width="22.49cm" svg:height="13.993cm" svg:x="1.71cm" svg:y="3.497cm" presentation:class="outline" presentation:user-transformed="true">
          <draw:text-box>
            <text:list text:style-name="L1">
              <text:list-item>
                <text:p>Therac : Medizinisches Gerät zur Strahlenbehandlung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Durch das einbauen von Steuerungssoftware kam es zwischen 1985 und 1987 zu einer Reihe von Unfällen. (2 davon tödlic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Diese Unfälle wurden durch schlampigen Umgang mit Risiken in Kauf genommen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21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Fehler<text:tab/>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Software zeigte falsche Werte und Zustände an.</text:p>
              </text:list-item>
              <text:list-item>
                <text:p/>
              </text:list-item>
              <text:list-item>
                <text:p/>
              </text:list-item>
              <text:list-item>
                <text:p>Software war schlecht zu bedienen </text:p>
              </text:list-item>
              <text:list-item>
                <text:p/>
              </text:list-item>
              <text:list-item>
                <text:p>Keine Sicherheitsmechanismen in Hardware</text:p>
              </text:list-item>
              <text:list-item>
                <text:p/>
              </text:list-item>
              <text:list-item>
                <text:p/>
              </text:list-item>
              <text:list-item>
                <text:p>User-Interface sehr schlecht zu durchschauen</text:p>
              </text:list-item>
              <text:list-item>
                <text:p/>
              </text:list-item>
              <text:list-item>
                <text:p/>
              </text:list-item>
              <text:list-item>
                <text:p>Fehlende Dokument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22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>
          <draw:text-box>
            <text:p>Teil 7: Informationssicherheit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23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>
          <draw:text-box>
            <text:p>Begriffe</text:p>
          </draw:text-box>
        </draw:frame>
        <draw:frame presentation:style-name="pr6" draw:layer="layout" svg:width="22.49cm" svg:height="13.993cm" svg:x="1.499cm" svg:y="3.007cm" presentation:class="outline" presentation:user-transformed="true">
          <draw:text-box>
            <text:list text:style-name="L1">
              <text:list-header>
                <text:p><text:span text:style-name="T7">Integrität</text:span> (integrity) : Sind die Daten wirklich originalgetreu</text:p>
              </text:list-header>
              <text:list-item>
                <text:p/>
              </text:list-item>
              <text:list-item>
                <text:p><text:span text:style-name="T7">Authentizität</text:span> (authenticity) : Ist der Autor der Daten wirklich die behauptete Person?</text:p>
              </text:list-item>
              <text:list-item>
                <text:p/>
              </text:list-item>
              <text:list-item>
                <text:p><text:span text:style-name="T7">Verbindlichkeit</text:span> (non-repudiation) : Kann man auch dann nachweisen, dass der Autor der Autor war, wenn er das abstreiten möchte?</text:p>
              </text:list-item>
              <text:list-item>
                <text:p/>
              </text:list-item>
              <text:list-item>
                <text:p><text:span text:style-name="T7">Verfügbarkeit</text:span> (availability):Sind die Daten (für Befugte!) abrufbar, wenn man sie benötigt?</text:p>
              </text:list-item>
              <text:list-item>
                <text:p/>
              </text:list-item>
              <text:list-item>
                <text:p><text:span text:style-name="T7">Vertraulichkeit</text:span> (privacy): Kann keine unbefugte dritte Person die Daten lesen?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24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digitale Sicherheitsmechanismen</text:p>
          </draw:text-box>
        </draw:frame>
        <draw:frame presentation:style-name="pr6" draw:layer="layout" svg:width="22.49cm" svg:height="13.993cm" svg:x="1.499cm" svg:y="3.497cm" presentation:class="outline">
          <draw:text-box>
            <text:list text:style-name="L1">
              <text:list-item>
                <text:p>Symetrische Verschlüsslung:</text:p>
              </text:list-item>
            </text:list>
            <text:list text:style-name="L3">
              <text:list-item>
                <text:list>
                  <text:list-item>
                    <text:p>- durch (geheimen) bekannten Schlüssel</text:p>
                  </text:list-item>
                </text:list>
              </text:list-item>
            </text:list>
            <text:list text:style-name="L1">
              <text:list-item>
                <text:p/>
              </text:list-item>
              <text:list-item>
                <text:p>Asymetrische Verschlüsslung:</text:p>
              </text:list-item>
            </text:list>
            <text:list text:style-name="L3">
              <text:list-item>
                <text:list>
                  <text:list-item>
                    <text:p>- durch private key und public key </text:p>
                  </text:list-item>
                  <text:list-item>
                    <text:p>- passt gut zum Internet</text:p>
                  </text:list-item>
                </text:list>
              </text:list-item>
            </text:list>
            <text:list text:style-name="L1">
              <text:list-item>
                <text:p/>
              </text:list-item>
              <text:list-item>
                <text:p>Digitale Unterschrift (Signatur):</text:p>
              </text:list-item>
            </text:list>
            <text:list text:style-name="L3">
              <text:list-item>
                <text:list>
                  <text:list-item>
                    <text:p>- Asymetrische Verschlüsslung umzudrehn</text:p>
                  </text:list-item>
                  <text:list-item>
                    <text:p>- jeder kann den Versender überprüfen</text:p>
                  </text:list-item>
                  <text:list-item>
                    <text:p/>
                  </text:list-item>
                  <text:list-item>
                    <text:p/>
                    <text:p>Problem: Schad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25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>
          <draw:text-box>
            <text:p>Teil 8: Privatsphäre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26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Definition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Der Bereich, in dem eine Person selbst bestimmt (oder bestimmen können sollte), wem sie wann und warum welche Information über sich selbst zugänglich macht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→ einen ganzen Haufen Beispiele</text:p>
              </text:list-item>
              <text:list-item>
                <text:p/>
              </text:list-item>
              <text:list-item>
                <text:p/>
              </text:list-item>
              <text:list-item>
                <text:p>→ Computerisierung verursacht eine große Zahl von Bedrohungen für die Privatsphäre</text:p>
              </text:list-item>
            </text:list>
          </draw:text-box>
        </draw:frame>
        <draw:frame draw:style-name="gr5" draw:text-style-name="P8" draw:layer="layout" svg:width="24.95cm" svg:height="1.106cm" svg:x="-0.066cm" svg:y="13.458cm">
          <draw:text-box>
            <text:p text:style-name="P7"><text:span text:style-name="T8">Der Bereich, in dem eine Person selbst bestimmt (oder bestimmen können sollte), wem sie wann und warum welche Information über sich selbst zugänglich macht.</text:span></text:p>
          </draw:text-box>
        </draw:frame>
        <presentation:notes draw:style-name="dp2">
          <draw:page-thumbnail draw:style-name="gr3" draw:layer="layout" svg:width="12.691cm" svg:height="9.517cm" svg:x="3.174cm" svg:y="1.905cm" draw:page-number="27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>
          <draw:text-box>
            <text:p>Teil 9: Datenschutz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28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Datenschutzgesetz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Das Datenschutzgesetz beschreibt, in welchen Fällen personenbezogene Daten erhoben, gespeichert und genutzt werden dürfen</text:p>
              </text:list-item>
              <text:list-item>
                <text:p/>
              </text:list-item>
              <text:list-item>
                <text:p>• Grundideen sind die Datensparsamkeit und die informationelle Selbstbestimmung</text:p>
              </text:list-item>
              <text:list-item>
                <text:p>• Die meisten Regeln folgen diesen Grundideen und sind deshalb recht restriktiv</text:p>
              </text:list-item>
              <text:list-item>
                <text:p>• Sie kennen jedoch viele Ausnahmen und Abwägungsklauseln</text:p>
              </text:list-item>
              <text:list-item>
                <text:p>• Beste Grundlage für eine legale Verwendung von Daten ist meist eine ausdrückliche Einwilligung unter Nennung des Zwecks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29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>
          <draw:text-box>
            <text:p>Zulässigkeit</text:p>
          </draw:text-box>
        </draw:frame>
        <draw:frame presentation:style-name="pr6" draw:layer="layout" svg:width="22.49cm" svg:height="13.993cm" svg:x="1.499cm" svg:y="3.497cm" presentation:class="outline">
          <draw:text-box>
            <text:list text:style-name="L1">
              <text:list-item>
                <text:p>Das Erheben besonderer Arten personenbezogener Daten ist nur in folgenden Fällen zulässig:</text:p>
              </text:list-item>
              <text:list-item>
                <text:p/>
              </text:list-item>
              <text:list-item>
                <text:p>• 1. aufgrund einer Rechtsvorschrift</text:p>
              </text:list-item>
              <text:list-item>
                <text:p>• 2. mit Einwilligung des Betroffenen</text:p>
              </text:list-item>
              <text:list-item>
                <text:p>• 3. zu seinem Schutz in lebensbedrohlichen Notfällen</text:p>
              </text:list-item>
              <text:list-item>
                <text:p>• 4. für offensichtlich öffentliche Daten</text:p>
              </text:list-item>
              <text:list-item>
                <text:p>• 5. zur Abwehr einer erheblichen Gefahr für die öfftl. Sicherheit</text:p>
              </text:list-item>
              <text:list-item>
                <text:p>• 6. zur Wahrung erheblicher Belange des Gemeinwohls</text:p>
              </text:list-item>
              <text:list-item>
                <text:p>• 7. durch ärztliches Personal zur Gesundheitsversorgung</text:p>
              </text:list-item>
              <text:list-item>
                <text:p>• 8. für verhältnismäßige Zwecke wissenschaftliche Forschung</text:p>
              </text:list-item>
              <text:list-item>
                <text:p>• 9. zur staatlichen Verteidigung oder Krisenbewältigung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30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 presentation:user-transformed="true">
          <draw:text-box>
            <text:p>Teil 10: Entscheidungsprozesse</text:p>
          </draw:text-box>
        </draw:frame>
        <draw:frame presentation:style-name="pr3" draw:layer="layout" svg:width="19.99cm" svg:height="8.685cm" svg:x="1.596cm" svg:y="10.569cm" presentation:class="outline" presentation:placeholder="true">
          <draw:text-box/>
        </draw:frame>
        <presentation:notes draw:style-name="dp2">
          <draw:page-thumbnail draw:style-name="gr3" draw:layer="layout" svg:width="12.691cm" svg:height="9.517cm" svg:x="3.174cm" svg:y="1.905cm" draw:page-number="31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Macht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Max Weber (1864-1920):</text:p>
                <text:p/>
              </text:list-item>
              <text:list-item>
                <text:p>"Macht bedeutet jede Chance, innerhalb einer</text:p>
              </text:list-item>
              <text:list-item>
                <text:p>sozialen Beziehung den eigenen Willen auch</text:p>
              </text:list-item>
              <text:list-item>
                <text:p>gegen Widerstreben durchzusetzen,</text:p>
              </text:list-item>
              <text:list-item>
                <text:p>gleichviel worauf diese Chance beruht."</text:p>
              </text:list-item>
            </text:list>
          </draw:text-box>
        </draw:frame>
        <draw:frame draw:style-name="gr5" draw:text-style-name="P8" draw:layer="layout" svg:width="24.928cm" svg:height="1.106cm" svg:x="0.802cm" svg:y="13.458cm">
          <draw:text-box>
            <text:p text:style-name="P7"><text:span text:style-name="T8">Max Weber (1864-1920):•"Macht bedeutet jede Chance, innerhalb einer sozialen Beziehung den eigenen Willen auch gegen Widerstreben durchzusetzen, gleichviel worauf diese Chance beruht."</text:span></text:p>
          </draw:text-box>
        </draw:frame>
        <presentation:notes draw:style-name="dp2">
          <draw:page-thumbnail draw:style-name="gr3" draw:layer="layout" svg:width="12.691cm" svg:height="9.517cm" svg:x="3.174cm" svg:y="1.905cm" draw:page-number="32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>
          <draw:text-box>
            <text:p>Spiel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Ein <text:span text:style-name="T7">Spiel</text:span> ist beschrieben durch das Agieren einer Person und ihre Interaktion mit anderen</text:p>
              </text:list-item>
              <text:list-item>
                <text:p/>
              </text:list-item>
              <text:list-item>
                <text:p/>
              </text:list-item>
              <text:list-item>
                <text:p>Die wenigsten Spiele sind explizit</text:p>
              </text:list-item>
              <text:list-item>
                <text:p/>
              </text:list-item>
              <text:list-item>
                <text:p/>
              </text:list-item>
              <text:list-item>
                <text:p>Innovationsspiel vs. Routinespiel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33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>
          <draw:text-box>
            <text:p>Bsp: Einführung von PIS</text:p>
          </draw:text-box>
        </draw:frame>
        <draw:frame presentation:style-name="pr6" draw:layer="layout" svg:width="22.49cm" svg:height="13.993cm" svg:x="1.499cm" svg:y="3.497cm" presentation:class="outline">
          <draw:text-box>
            <text:list text:style-name="L1">
              <text:list-item>
                <text:p>Beim Umstellen des PIS ergaben sich große Probleme</text:p>
              </text:list-item>
              <text:list-item>
                <text:p/>
              </text:list-item>
              <text:list-item>
                <text:p/>
              </text:list-item>
              <text:list-item>
                <text:p>Personal ist sehr wichtig</text:p>
              </text:list-item>
              <text:list-item>
                <text:p/>
              </text:list-item>
              <text:list-item>
                <text:p/>
              </text:list-item>
              <text:list-item>
                <text:p>Konflikte müssen moderiert werden</text:p>
              </text:list-item>
              <text:list-item>
                <text:p/>
              </text:list-item>
              <text:list-item>
                <text:p/>
              </text:list-item>
              <text:list-item>
                <text:p>Solche Umstellung sind Teil des Internen Machtkampfs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34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Konsequenzen<text:tab/>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Gestaltung einer Softwarelösung beeinflusst weite rechende Entscheidungen:</text:p>
              </text:list-item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p>- Verteilung von Arbeit</text:p>
                  </text:list-item>
                  <text:list-item>
                    <text:p/>
                  </text:list-item>
                  <text:list-item>
                    <text:p>- Gestaltung der Arbeit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→ solche Prozesse sind Machtfakt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35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Titel1" presentation:presentation-page-layout-name="AL2T1" presentation:use-date-time-name="dtd1">
        <office:forms form:automatic-focus="false" form:apply-design-mode="false"/>
        <draw:frame presentation:style-name="pr2" draw:layer="layout" svg:width="19.989cm" svg:height="4.997cm" svg:x="1.631cm" svg:y="4.238cm" presentation:class="title" presentation:user-transformed="true">
          <draw:text-box>
            <text:p text:style-name="P6">Teil 12: Bedienbarkeit / Benutzbarkeit</text:p>
          </draw:text-box>
        </draw:frame>
        <draw:frame presentation:style-name="pr3" draw:layer="layout" svg:width="19.99cm" svg:height="8.685cm" svg:x="1.596cm" svg:y="10.569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2.691cm" svg:height="9.517cm" svg:x="3.174cm" svg:y="1.905cm" draw:page-number="36" presentation:class="page"/>
          <draw:frame presentation:style-name="pr4" draw:text-style-name="P5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14.993cm" svg:height="2.053cm" svg:x="1.498cm" svg:y="0.219cm" presentation:class="title" presentation:user-transformed="true">
          <draw:text-box>
            <text:p>Entwicklungsprinzipien<text:line-break/>für gute Benutzbarkeit</text:p>
          </draw:text-box>
        </draw:frame>
        <draw:frame presentation:style-name="pr6" draw:layer="layout" svg:width="22.49cm" svg:height="13.993cm" svg:x="1.499cm" svg:y="3.497cm" presentation:class="outline" presentation:user-transformed="true">
          <draw:text-box>
            <text:list text:style-name="L1">
              <text:list-item>
                <text:p>1. Direkter Kontakt zu Benutzer/inne/n</text:p>
              </text:list-item>
              <text:list-item>
                <text:p/>
              </text:list-item>
              <text:list-item>
                <text:p/>
              </text:list-item>
              <text:list-item>
                <text:p>2. Frühes und fortlaufendes Benutzbarkeitstesten</text:p>
              </text:list-item>
              <text:list-item>
                <text:p/>
              </text:list-item>
              <text:list-item>
                <text:p/>
              </text:list-item>
              <text:list-item>
                <text:p>3. Iterativer Entwurf</text:p>
              </text:list-item>
              <text:list-item>
                <text:p/>
              </text:list-item>
              <text:list-item>
                <text:p/>
              </text:list-item>
              <text:list-item>
                <text:p>4. Integrierter Entwurf</text:p>
              </text:list-item>
            </text:list>
          </draw:text-box>
        </draw:frame>
        <presentation:notes draw:style-name="dp2">
          <draw:page-thumbnail draw:style-name="gr3" draw:layer="layout" svg:width="12.691cm" svg:height="9.517cm" svg:x="3.174cm" svg:y="1.905cm" draw:page-number="37" presentation:class="page"/>
          <draw:frame presentation:style-name="pr7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8" draw:style-name="dp1" draw:master-page-name="Standard" presentation:use-date-time-name="dtd1">
        <office:forms form:automatic-focus="false" form:apply-design-mode="false"/>
        <draw:custom-shape draw:style-name="gr6" draw:text-style-name="P2" draw:layer="layout" svg:width="14.998cm" svg:height="1.001cm" svg:x="1.499cm" svg:y="17.992cm">
          <text:list text:style-name="L4">
            <text:list-header>
              <text:p text:style-name="P9"><text:span text:style-name="T9">Vortrag Parallel Programming, 07.11.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cm" svg:height="1.001cm" svg:x="18.993cm" svg:y="17.992cm">
          <text:list text:style-name="L4">
            <text:list-header>
              <text:p text:style-name="P10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383cm" svg:height="2.32cm" svg:x="1.689cm" svg:y="8.524cm">
          <text:list text:style-name="L1">
            <text:list-header>
              <text:p text:style-name="P11"><text:span text:style-name="T10">Vielen Dank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25cm" svg:height="1.265cm" svg:x="10.791cm" svg:y="24.126cm">
            <text:list text:style-name="L1">
              <text:list-header>
                <text:p text:style-name="P4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8" presentation:class="page"/>
          <draw:frame presentation:style-name="pr1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1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76cm" fo:margin-bottom="0cm" fo:line-height="101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58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1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1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letter-kerning="true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76cm" fo:margin-bottom="0cm" fo:line-height="101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58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41cm" fo:margin-bottom="0cm" fo:line-height="10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1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letter-kerning="true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34cm" fo:min-width="0cm" fo:wrap-option="wrap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5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0000" fo:font-family="'Times New Roman'" style:font-family-generic="roman" style:font-pitch="variable" fo:font-size="12pt" fo:language="de" fo:country="DE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4.993cm" svg:height="2.053cm" svg:x="1.498cm" svg:y="0.219cm" presentation:class="title" presentation:placeholder="true">
        <draw:text-box/>
      </draw:frame>
      <draw:frame presentation:style-name="Standard-outline1" draw:layer="backgroundobjects" svg:width="22.49cm" svg:height="13.993cm" svg:x="1.499cm" svg:y="3.497cm" presentation:class="outline" presentation:placeholder="true">
        <draw:text-box/>
      </draw:frame>
      <draw:custom-shape draw:style-name="Mgr3" draw:text-style-name="MP3" draw:layer="backgroundobjects" svg:width="7.377cm" svg:height="0.128cm" svg:x="17.101cm" svg:y="1.724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0cm" svg:y1="17.727cm" svg:x2="25.4cm" svg:y2="17.731cm">
        <text:p/>
      </draw:line>
      <draw:line draw:style-name="Mgr4" draw:text-style-name="MP4" draw:layer="backgroundobjects" svg:x1="0cm" svg:y1="2.522cm" svg:x2="25.4cm" svg:y2="2.527cm">
        <text:p/>
      </draw:line>
      <draw:custom-shape draw:style-name="Mgr5" draw:text-style-name="MP3" draw:layer="backgroundobjects" svg:width="14.998cm" svg:height="1.032cm" svg:x="1.499cm" svg:y="17.9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4.996cm" svg:height="1.033cm" svg:x="18.993cm" svg:y="17.992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frame draw:style-name="Mgr6" draw:text-style-name="MP4" draw:layer="backgroundobjects" svg:width="7.377cm" svg:height="1.993cm" svg:x="17.101cm" svg:y="0.322cm">
        <draw:image xlink:href="Pictures/10000200000001C70000007B7993FF1E.png" xlink:type="simple" xlink:show="embed" xlink:actuate="onLoad">
          <text:p/>
        </draw:image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8.251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8.25cm" svg:height="1.266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91cm" svg:height="9.517cm" svg:x="3.174cm" svg:y="1.905cm" presentation:class="page"/>
        <draw:frame presentation:style-name="Standard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3" draw:layer="backgroundobjects" svg:width="8.251cm" svg:height="1.265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3" draw:text-style-name="MP3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Titel1-title" draw:layer="backgroundobjects" svg:width="19.989cm" svg:height="4.997cm" svg:x="1.631cm" svg:y="4.238cm" presentation:class="title" presentation:placeholder="true">
        <draw:text-box/>
      </draw:frame>
      <draw:line draw:style-name="Mgr4" draw:text-style-name="MP4" draw:layer="backgroundobjects" svg:x1="0cm" svg:y1="17.727cm" svg:x2="25.4cm" svg:y2="17.731cm">
        <text:p/>
      </draw:line>
      <draw:custom-shape draw:style-name="Mgr5" draw:text-style-name="MP3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draw:style-name="Mgr6" draw:text-style-name="MP4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draw:frame presentation:style-name="Titel1-outline1" draw:layer="backgroundobjects" svg:width="19.99cm" svg:height="8.685cm" svg:x="1.596cm" svg:y="10.569cm" presentation:class="outline" presentation:placeholder="true">
        <draw:text-box/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8.251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8.25cm" svg:height="1.266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2.691cm" svg:height="9.517cm" svg:x="3.174cm" svg:y="1.905cm" presentation:class="page"/>
        <draw:frame presentation:style-name="Titel1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3" draw:layer="backgroundobjects" svg:width="8.251cm" svg:height="1.265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U Berlin - Folienvorlage</dc:title>
    <dc:subject>Folienvorlage</dc:subject>
    <meta:creation-date>2008-11-24T16:27:42</meta:creation-date>
    <dc:date>2013-03-20T19:27:41.33</dc:date>
    <meta:editing-cycles>118</meta:editing-cycles>
    <meta:editing-duration>P24DT8M11S</meta:editing-duration>
    <meta:generator>OpenOffice.org/3.3$Win32 OpenOffice.org_project/330m20$Build-9567</meta:generator>
    <meta:document-statistic meta:object-count="202"/>
  </office:meta>
</office:document-meta>
</file>